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ÇÃO ANALISADOR SINTÁTICO</text:p>
      <text:p text:style-name="Standard">Murilo Tolentino Rufino</text:p>
      <text:p text:style-name="Standard">Gabriel Benfatti de Campos</text:p>
      <text:p text:style-name="Standard"/>
      <text:p text:style-name="P1">1. Introdução</text:p>
      <text:p text:style-name="P1"><text:tab/>Um analisador sintático analisa a sintaxe de alguma linguagem com base em gramáticas, o analisador verifica se a entrada condiz com alguma das gramáticas, caso sim a gramática é dita válida para aquele aceitador.</text:p>
      <text:p text:style-name="P1"><text:tab/>Utilizando o BISON, um simulador de analisador sintático, podemos criar nossas gramáticas livres de contexto e os respectivos retornos para as regras das gramáticas.</text:p>
      <text:p text:style-name="P1"/>
      <text:p text:style-name="P1">2. Mudanças no analex</text:p>
      <text:p text:style-name="P1"><text:tab/>Algumas mudanças tiveram que ser feitas no analex, basicamente o que foi mudado é que as regras agora retornam os tokens para o analisador sintático, <text:s/>as expressões regulares estão diretamente dentro da seção de regras, sem declarações prévias, novos tokens foram adicionados, IF, WHILE e ELSE e por fim, agora há variáveis para contar linhas e colunas para que se mostre posteriormente no analisador sintático em que linha e coluna está o erro</text:p>
      <text:p text:style-name="P1"/>
      <text:p text:style-name="P1">3. Descrição do analisador</text:p>
      <text:p text:style-name="P1"><text:tab/>O analisador sintático possui uma união com tipos int e char para manipulação de números e strings, a declaração dos tokens que o analex envia e as gramáticas livres de contexto usadas. As gramáticas são: input, line, cond, comandoif, comandowhile, comandoatrib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192" meta:character-count="1228" meta:non-whitespace-character-count="1041"/>
    <meta:generator>LibreOfficeDev/6.0.5.2$Linux_X86_64 LibreOffice_project/</meta:generator>
  </office:meta>
</office:document-meta>
</file>